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Table_20_Contents">
      <style:text-properties fo:font-size="15pt" style:font-size-asian="15pt" style:font-size-complex="15pt"/>
    </style:style>
    <style:style style:name="P9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0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1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12" style:family="paragraph" style:parent-style-name="Standard">
      <style:text-properties fo:font-size="15pt" style:font-size-asian="15pt" style:font-size-complex="15pt"/>
    </style:style>
    <style:style style:name="P13" style:family="paragraph" style:parent-style-name="Standard">
      <style:paragraph-properties fo:line-height="150%"/>
      <style:text-properties fo:font-size="24pt" style:font-size-asian="24pt" style:font-size-complex="24pt"/>
    </style:style>
    <style:style style:name="T1" style:family="text">
      <style:text-properties fo:color="#3333ff"/>
    </style:style>
    <style:style style:name="T2" style:family="text">
      <style:text-properties fo:color="#3333ff" style:font-name="Arial" fo:background-color="#ffff99" style:font-name-asian="Arial"/>
    </style:style>
    <style:style style:name="T3" style:family="text">
      <style:text-properties fo:color="#0099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7">#23</text:p>
      <text:section text:style-name="Sect1" text:name="セクション22">
        <text:p text:style-name="P1"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5"/>
        <text:p text:style-name="P7">#23.1</text:p>
        <text:p text:style-name="P1">Plasmas possess some important advantages over certain other (novel) technologies: (i) they can operate at room temperature using any source of (renewable) electricity,</text:p>
        <text:p text:style-name="P1"/>
        <text:p text:style-name="P1"><text:s/>(ii) they have a large flexibility in <text:soft-page-break/>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/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step.</text:p>
        <text:p text:style-name="P1"/>
        <text:p text:style-name="P1"/>
        <text:p text:style-name="P5"><text:soft-page-break/></text:p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/>On the contrary,</text:p>
        <text:p text:style-name="P1"/>
        <text:p text:style-name="P1"><text:s/>for both pure CO2 splitting and DRM,</text:p>
        <text:p text:style-name="P1"><text:soft-page-break/></text:p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/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7"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3">increase the selectivity</text:span> towards these valuable bulk chemicals <text:soft-page-break/>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/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/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5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><text:soft-page-break/></text:p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5"/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7">#23.5.1</text:p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13"><text:span text:style-name="T2"/></text:p>
        <text:p text:style-name="P7">#23.5.2</text:p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/>Plasma-technology-based CO2 conversion is relatively new and it is <text:soft-page-break/>clearly a fast advancing field with – just like for any emerging technology – ample room for improvement and new (interdisciplinary) developments.</text:p>
        <text:p text:style-name="P1"/>
        <text:p text:style-name="P1"/>
        <text:p text:style-name="P7">#23.5.3</text:p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>@@@</text:p>
        <text:p text:style-name="P7"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3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combinations with electrolysis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<text:soft-page-break/>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producing a wide variety of value-added chemicals and fuels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1"/>
      <text:p text:style-name="P5"/>
      <text:p text:style-name="P7"><text:soft-page-break/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5"/>
        <text:p text:style-name="P7"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><text:soft-page-break/></text:p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oft-page-break/><text:s/>Besides plasma-catalysis,</text:p>
        <text:p text:style-name="P1"/>
        <text:p text:style-name="P1"><text:s/>the #%<text:span text:style-name="T3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><text:soft-page-break/></text:p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3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oft-page-break/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<text:soft-page-break/>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><text:soft-page-break/></text:p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8">keyword</text:p>
          </table:table-cell>
          <table:table-cell table:style-name="表1.D1" office:value-type="string">
            <text:p text:style-name="P9">青２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3">%%<text:span text:style-name="T3">flexibility to be scaled up and down</text:span></text:p>
          </table:table-cell>
          <table:table-cell table:style-name="表1.A2" office:value-type="string">
            <text:p text:style-name="P8">notice</text:p>
          </table:table-cell>
          <table:table-cell table:style-name="表1.D2" office:value-type="string">
            <text:p text:style-name="P9">緑４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8">location number</text:p>
          </table:table-cell>
          <table:table-cell table:style-name="表1.D2" office:value-type="string">
            <text:p text:style-name="P9">青２</text:p>
            <text:p text:style-name="P9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8">$1$2\n\n</text:p>
          </table:table-cell>
          <table:table-cell table:style-name="表2.D1" office:value-type="string">
            <text:p text:style-name="P9"/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8">$1$2\n\n</text:p>
          </table:table-cell>
          <table:table-cell table:style-name="表2.D2" office:value-type="string">
            <text:p text:style-name="P9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7-19T17:00:19.51</dc:date>
    <dc:creator>iwabuchi ken</dc:creator>
    <meta:editing-duration>PT15H5M44S</meta:editing-duration>
    <meta:editing-cycles>143</meta:editing-cycles>
    <meta:generator>OpenOffice/4.1.3$Win32 OpenOffice.org_project/413m1$Build-9783</meta:generator>
    <meta:document-statistic meta:table-count="2" meta:image-count="0" meta:object-count="0" meta:page-count="15" meta:paragraph-count="375" meta:word-count="3042" meta:character-count="19741"/>
  </office:meta>
</office:document-meta>
</file>